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Cheminscustomers" style:family="table">
      <style:table-properties style:width="17cm" table:align="margins" style:may-break-between-rows="true" table:border-model="collapsing"/>
    </style:style>
    <style:style style:name="Cheminscustomers.A" style:family="table-column">
      <style:table-column-properties style:column-width="8.5cm" style:rel-column-width="32767*"/>
    </style:style>
    <style:style style:name="Cheminscustomers.B" style:family="table-column">
      <style:table-column-properties style:column-width="8.5cm" style:rel-column-width="32768*"/>
    </style:style>
    <style:style style:name="Cheminscustomers.A1" style:family="table-cell">
      <style:table-cell-properties fo:background-color="#009353" fo:padding="0cm" fo:border-left="0.75pt solid #009353" fo:border-right="none" fo:border-top="0.75pt solid #009353" fo:border-bottom="none" style:writing-mode="page">
        <style:background-image/>
      </style:table-cell-properties>
    </style:style>
    <style:style style:name="Cheminscustomers.B1" style:family="table-cell">
      <style:table-cell-properties fo:background-color="#009353" fo:padding="0cm" fo:border-left="none" fo:border-right="0.75pt solid #009353" fo:border-top="0.75pt solid #009353" fo:border-bottom="none" style:writing-mode="page">
        <style:background-image/>
      </style:table-cell-properties>
    </style:style>
    <style:style style:name="Cheminscustomers.A2" style:family="table-cell">
      <style:table-cell-properties fo:background-color="transparent" fo:padding="0cm" fo:border-left="0.75pt solid #009353" fo:border-right="none" fo:border-top="none" fo:border-bottom="none" style:writing-mode="page">
        <style:background-image/>
      </style:table-cell-properties>
    </style:style>
    <style:style style:name="Cheminscustomers.B2" style:family="table-cell">
      <style:table-cell-properties fo:background-color="transparent" fo:padding="0cm" fo:border-left="none" fo:border-right="0.75pt solid #009353" fo:border-top="none" fo:border-bottom="none" style:writing-mode="page">
        <style:background-image/>
      </style:table-cell-properties>
    </style:style>
    <style:style style:name="Cheminscustomers.3" style:family="table-row">
      <style:table-row-properties fo:keep-together="auto"/>
    </style:style>
    <style:style style:name="Cheminscustomers.A3" style:family="table-cell">
      <style:table-cell-properties fo:background-color="#dddddd" fo:padding="0cm" fo:border-left="0.75pt solid #009353" fo:border-right="none" fo:border-top="none" fo:border-bottom="none" style:writing-mode="page">
        <style:background-image/>
      </style:table-cell-properties>
    </style:style>
    <style:style style:name="Cheminscustomers.B3" style:family="table-cell">
      <style:table-cell-properties fo:background-color="#dddddd" fo:padding="0cm" fo:border-left="none" fo:border-right="0.75pt solid #009353" fo:border-top="none" fo:border-bottom="none" style:writing-mode="page">
        <style:background-image/>
      </style:table-cell-properties>
    </style:style>
    <style:style style:name="Cheminscustomers.A7" style:family="table-cell">
      <style:table-cell-properties fo:background-color="#bee3d3" fo:padding="0cm" fo:border-left="0.75pt solid #009353" fo:border-right="none" fo:border-top="none" fo:border-bottom="0.75pt solid #009353" style:writing-mode="page">
        <style:background-image/>
      </style:table-cell-properties>
    </style:style>
    <style:style style:name="Cheminscustomers.B7" style:family="table-cell" style:data-style-name="N10000">
      <style:table-cell-properties fo:background-color="#bee3d3" fo:padding="0cm" fo:border-left="none" fo:border-right="0.75pt solid #009353" fo:border-top="none" fo:border-bottom="0.75pt solid #009353" style:writing-mode="page">
        <style:background-image/>
      </style:table-cell-properties>
    </style:style>
    <style:style style:name="Tableau1" style:family="table">
      <style:table-properties style:width="17cm" table:align="margins"/>
    </style:style>
    <style:style style:name="Tableau1.A" style:family="table-column">
      <style:table-column-properties style:column-width="6.593cm" style:rel-column-width="3738*"/>
    </style:style>
    <style:style style:name="Tableau1.B" style:family="table-column">
      <style:table-column-properties style:column-width="10.407cm" style:rel-column-width="5900*"/>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affb0" officeooo:paragraph-rsid="000affb0"/>
    </style:style>
    <style:style style:name="P2" style:family="paragraph" style:parent-style-name="Standard">
      <style:text-properties fo:font-style="normal" fo:font-weight="normal" officeooo:rsid="000c7465" officeooo:paragraph-rsid="000c7465" style:font-style-asian="normal" style:font-weight-asian="normal" style:font-style-complex="normal" style:font-weight-complex="normal"/>
    </style:style>
    <style:style style:name="P3" style:family="paragraph" style:parent-style-name="Code">
      <style:text-properties officeooo:paragraph-rsid="001f42c1"/>
    </style:style>
    <style:style style:name="P4" style:family="paragraph" style:parent-style-name="Code">
      <style:text-properties fo:color="#00a933" loext:opacity="100%" fo:font-weight="bold" style:font-weight-asian="bold" style:font-weight-complex="bold"/>
    </style:style>
    <style:style style:name="P5" style:family="paragraph" style:parent-style-name="Code">
      <style:text-properties officeooo:paragraph-rsid="002360b6"/>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Text_20_body">
      <style:text-properties officeooo:rsid="000ed359" officeooo:paragraph-rsid="000ed359"/>
    </style:style>
    <style:style style:name="P10" style:family="paragraph" style:parent-style-name="Text_20_body">
      <style:text-properties officeooo:rsid="0015138b" officeooo:paragraph-rsid="0015138b"/>
    </style:style>
    <style:style style:name="P11" style:family="paragraph" style:parent-style-name="Text_20_body">
      <style:text-properties officeooo:rsid="0016eb64" officeooo:paragraph-rsid="0016eb64"/>
    </style:style>
    <style:style style:name="P12" style:family="paragraph" style:parent-style-name="Text_20_body">
      <style:text-properties officeooo:rsid="00193303" officeooo:paragraph-rsid="00193303"/>
    </style:style>
    <style:style style:name="P13" style:family="paragraph" style:parent-style-name="Standard">
      <style:text-properties officeooo:rsid="000c2d44" officeooo:paragraph-rsid="000c2d44"/>
    </style:style>
    <style:style style:name="P14" style:family="paragraph" style:parent-style-name="Standard">
      <style:text-properties officeooo:rsid="000c2d44" officeooo:paragraph-rsid="000ed1dc"/>
    </style:style>
    <style:style style:name="P15" style:family="paragraph" style:parent-style-name="Text_20_body">
      <style:text-properties officeooo:rsid="000ed1dc" officeooo:paragraph-rsid="000ed1dc"/>
    </style:style>
    <style:style style:name="P1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0fea4d" officeooo:paragraph-rsid="000fea4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ea4d" officeooo:paragraph-rsid="000fea4d"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15f4c" officeooo:paragraph-rsid="00115f4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ext_20_body">
      <style:text-properties officeooo:rsid="000fea4d" officeooo:paragraph-rsid="000fea4d"/>
    </style:style>
    <style:style style:name="P21" style:family="paragraph" style:parent-style-name="Text_20_body">
      <style:text-properties officeooo:rsid="00115f4c" officeooo:paragraph-rsid="00115f4c"/>
    </style:style>
    <style:style style:name="P22" style:family="paragraph" style:parent-style-name="Text_20_body">
      <style:text-properties officeooo:rsid="001482f6" officeooo:paragraph-rsid="001482f6"/>
    </style:style>
    <style:style style:name="P23" style:family="paragraph" style:parent-style-name="Text_20_body">
      <style:text-properties officeooo:rsid="001d8404" officeooo:paragraph-rsid="001d8404"/>
    </style:style>
    <style:style style:name="P24" style:family="paragraph" style:parent-style-name="Text_20_body">
      <style:text-properties officeooo:rsid="001df71f" officeooo:paragraph-rsid="001df71f"/>
    </style:style>
    <style:style style:name="P25" style:family="paragraph" style:parent-style-name="Text_20_body">
      <style:text-properties officeooo:rsid="001f42c1" officeooo:paragraph-rsid="001f42c1"/>
    </style:style>
    <style:style style:name="P26" style:family="paragraph" style:parent-style-name="Text_20_body">
      <style:text-properties officeooo:rsid="001f9129" officeooo:paragraph-rsid="001f9129"/>
    </style:style>
    <style:style style:name="P27" style:family="paragraph" style:parent-style-name="Text_20_body">
      <style:text-properties officeooo:rsid="0020bff6" officeooo:paragraph-rsid="0020bff6"/>
    </style:style>
    <style:style style:name="P28" style:family="paragraph" style:parent-style-name="Text_20_body">
      <style:text-properties officeooo:rsid="00219883" officeooo:paragraph-rsid="00219883"/>
    </style:style>
    <style:style style:name="P29" style:family="paragraph" style:parent-style-name="Text_20_body">
      <style:text-properties officeooo:rsid="002360b6" officeooo:paragraph-rsid="002360b6"/>
    </style:style>
    <style:style style:name="P30" style:family="paragraph" style:parent-style-name="Standard">
      <style:text-properties officeooo:rsid="00243ed2" officeooo:paragraph-rsid="00243ed2"/>
    </style:style>
    <style:style style:name="P31" style:family="paragraph" style:parent-style-name="Text_20_body">
      <style:text-properties officeooo:rsid="002370c2" officeooo:paragraph-rsid="002370c2"/>
    </style:style>
    <style:style style:name="P32" style:family="paragraph" style:parent-style-name="Code">
      <style:text-properties officeooo:paragraph-rsid="00288495"/>
    </style:style>
    <style:style style:name="P33" style:family="paragraph" style:parent-style-name="Code">
      <style:text-properties fo:language="zxx" fo:country="none" style:language-asian="zxx" style:country-asian="none" style:language-complex="zxx" style:country-complex="none"/>
    </style:style>
    <style:style style:name="P34" style:family="paragraph" style:parent-style-name="Code">
      <style:text-properties fo:color="#00a933" loext:opacity="100%" fo:language="zxx" fo:country="none" fo:font-weight="bold" style:language-asian="zxx" style:country-asian="none" style:font-weight-asian="bold" style:language-complex="zxx" style:country-complex="none" style:font-weight-complex="bold"/>
    </style:style>
    <style:style style:name="P35" style:family="paragraph" style:parent-style-name="Heading_20_2">
      <style:text-properties officeooo:rsid="0015138b" officeooo:paragraph-rsid="0015138b"/>
    </style:style>
    <style:style style:name="P36" style:family="paragraph" style:parent-style-name="Heading_20_2">
      <style:text-properties officeooo:rsid="0016eb64" officeooo:paragraph-rsid="0016eb64"/>
    </style:style>
    <style:style style:name="P37" style:family="paragraph" style:parent-style-name="Heading_20_2">
      <style:text-properties officeooo:rsid="000ed359" officeooo:paragraph-rsid="000ed359"/>
    </style:style>
    <style:style style:name="P38" style:family="paragraph" style:parent-style-name="Heading_20_2">
      <style:text-properties officeooo:rsid="00193303" officeooo:paragraph-rsid="00193303"/>
    </style:style>
    <style:style style:name="P39" style:family="paragraph" style:parent-style-name="Heading_20_2">
      <style:text-properties officeooo:rsid="00268b23" officeooo:paragraph-rsid="00268b23"/>
    </style:style>
    <style:style style:name="P40" style:family="paragraph" style:parent-style-name="Heading_20_2">
      <style:text-properties officeooo:rsid="00288495" officeooo:paragraph-rsid="00288495"/>
    </style:style>
    <style:style style:name="P41" style:family="paragraph" style:parent-style-name="Standard" style:list-style-name="L1">
      <style:text-properties officeooo:rsid="000affb0" officeooo:paragraph-rsid="000affb0"/>
    </style:style>
    <style:style style:name="P42" style:family="paragraph" style:parent-style-name="Standard" style:list-style-name="L2">
      <style:text-properties officeooo:rsid="000c2d44" officeooo:paragraph-rsid="000ed1dc"/>
    </style:style>
    <style:style style:name="P43" style:family="paragraph" style:parent-style-name="Table_20_Contents">
      <style:text-properties officeooo:rsid="00268b23" officeooo:paragraph-rsid="00268b23"/>
    </style:style>
    <style:style style:name="P44" style:family="paragraph" style:parent-style-name="Table_20_Contents">
      <style:text-properties fo:color="#c9211e" loext:opacity="100%" fo:font-weight="bold" officeooo:rsid="00268b23" officeooo:paragraph-rsid="00268b23" style:font-weight-asian="bold" style:font-weight-complex="bold"/>
    </style:style>
    <style:style style:name="P45" style:family="paragraph" style:parent-style-name="Text_20_body" style:list-style-name="L3">
      <style:text-properties officeooo:rsid="000fea4d" officeooo:paragraph-rsid="000fea4d"/>
    </style:style>
    <style:style style:name="P46" style:family="paragraph" style:parent-style-name="Text_20_body" style:list-style-name="L4">
      <style:text-properties officeooo:rsid="000fea4d" officeooo:paragraph-rsid="000fea4d"/>
    </style:style>
    <style:style style:name="P47" style:family="paragraph" style:parent-style-name="Text_20_body">
      <style:text-properties officeooo:paragraph-rsid="00268b23"/>
    </style:style>
    <style:style style:name="P48" style:family="paragraph" style:parent-style-name="Text_20_body">
      <style:text-properties officeooo:rsid="00288495" officeooo:paragraph-rsid="00288495"/>
    </style:style>
    <style:style style:name="P49" style:family="paragraph" style:parent-style-name="Text_20_body">
      <loext:graphic-properties draw:fill-gradient-name="gradient" draw:fill-hatch-name="hatch"/>
      <style:paragraph-properties fo:margin-top="0cm" fo:margin-bottom="0cm" style:contextual-spacing="false" fo:line-height="100%"/>
      <style:text-properties officeooo:rsid="00288495" officeooo:paragraph-rsid="00288495"/>
    </style:style>
    <style:style style:name="P50" style:family="paragraph" style:parent-style-name="Text_20_body">
      <loext:graphic-properties draw:fill-gradient-name="gradient" draw:fill-hatch-name="hatch"/>
      <style:paragraph-properties fo:margin-top="0cm" fo:margin-bottom="0cm" style:contextual-spacing="false" fo:line-height="100%"/>
      <style:text-properties fo:color="#00a933" loext:opacity="100%" fo:font-weight="bold" officeooo:rsid="00288495" officeooo:paragraph-rsid="00288495"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officeooo:rsid="001482f6" style:font-style-asian="italic" style:font-style-complex="italic"/>
    </style:style>
    <style:style style:name="T5" style:family="text">
      <style:text-properties fo:font-style="italic" officeooo:rsid="00193303" style:font-style-asian="italic" style:font-style-complex="italic"/>
    </style:style>
    <style:style style:name="T6" style:family="text">
      <style:text-properties fo:font-style="italic" officeooo:rsid="001d8404"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officeooo:rsid="000ed1dc"/>
    </style:style>
    <style:style style:name="T9" style:family="text">
      <style:text-properties officeooo:rsid="000ed359"/>
    </style:style>
    <style:style style:name="T10" style:family="text">
      <style:text-properties officeooo:rsid="000fea4d"/>
    </style:style>
    <style:style style:name="T11" style:family="text">
      <style:text-properties officeooo:rsid="001346ca"/>
    </style:style>
    <style:style style:name="T12" style:family="text">
      <style:text-properties fo:font-style="normal" style:font-style-asian="normal" style:font-style-complex="normal"/>
    </style:style>
    <style:style style:name="T13" style:family="text">
      <style:text-properties officeooo:rsid="00193303"/>
    </style:style>
    <style:style style:name="T14" style:family="text">
      <style:text-properties officeooo:rsid="001d8404"/>
    </style:style>
    <style:style style:name="T15" style:family="text">
      <style:text-properties officeooo:rsid="00219883"/>
    </style:style>
    <style:style style:name="T16" style:family="text">
      <style:text-properties officeooo:rsid="002360b6"/>
    </style:style>
    <style:style style:name="T17" style:family="text">
      <style:text-properties fo:color="#00a933" loext:opacity="100%" fo:font-weight="bold" style:font-weight-asian="bold" style:font-weight-complex="bold"/>
    </style:style>
    <style:style style:name="T18" style:family="text">
      <style:text-properties fo:color="#00a933" loext:opacity="100%" fo:font-weight="bold" officeooo:rsid="002360b6" style:font-weight-asian="bold" style:font-weight-complex="bold"/>
    </style:style>
    <style:style style:name="T19" style:family="text">
      <style:text-properties officeooo:rsid="002370c2"/>
    </style:style>
    <style:style style:name="T20" style:family="text">
      <style:text-properties officeooo:rsid="00243ed2"/>
    </style:style>
    <style:style style:name="T21" style:family="text">
      <style:text-properties officeooo:rsid="0025b4c9"/>
    </style:style>
    <style:style style:name="T22" style:family="text">
      <style:text-properties officeooo:rsid="00288495"/>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réation d’un serveur d’application NodeJS</text:p>
      <text:p text:style-name="P1"/>
      <text:p text:style-name="P1">Le dossier de l’appli contiendra deux dossiers :</text:p>
      <text:list text:style-name="L1">
        <text:list-item>
          <text:p text:style-name="P41">backend</text:p>
        </text:list-item>
        <text:list-item>
          <text:p text:style-name="P41">frontend</text:p>
        </text:list-item>
      </text:list>
      <text:p text:style-name="P1"/>
      <text:p text:style-name="P14">Les projets OpenClassrooms sont basés sur deux serveurs :</text:p>
      <text:list text:style-name="L2">
        <text:list-item>
          <text:p text:style-name="P42">un serveur pour les pages web</text:p>
        </text:list-item>
        <text:list-item>
          <text:p text:style-name="P42">un serveur pour les api</text:p>
        </text:list-item>
      </text:list>
      <text:p text:style-name="P14"/>
      <text:p text:style-name="P14">Il <text:span text:style-name="T8">faudra</text:span> donc lancer la commande suivante dans le dossier <text:span text:style-name="T2">frontend</text:span> <text:span text:style-name="T1">et</text:span> le dossier <text:span text:style-name="T2">backend</text:span> :</text:p>
      <text:p text:style-name="Code">npm start server</text:p>
      <text:h text:style-name="Heading_20_1" text:outline-level="1"><text:bookmark-start text:name="__RefHeading___Toc172_2130208115"/>Backend<text:bookmark-end text:name="__RefHeading___Toc172_2130208115"/></text:h>
      <text:h text:style-name="Heading_20_2" text:outline-level="2"><text:bookmark-start text:name="__RefHeading___Toc174_2130208115"/>Initialiser le projet backend<text:bookmark-end text:name="__RefHeading___Toc174_2130208115"/></text:h>
      <text:p text:style-name="P15">Taper la commande suivante :</text:p>
      <text:p text:style-name="Code">npm init</text:p>
      <text:p text:style-name="P1"/>
      <text:p text:style-name="P1"><text:span text:style-name="T8">V</text:span>alider les options par défaut sauf pour le point d’entrée :</text:p>
      <text:p text:style-name="Code">entry point : server.js (au lieu de index.js)</text:p>
      <text:p text:style-name="P1"/>
      <text:h text:style-name="Heading_20_2" text:outline-level="2"><text:bookmark-start text:name="__RefHeading___Toc176_2130208115"/>Ajouter le package Express dans le backend<text:bookmark-end text:name="__RefHeading___Toc176_2130208115"/></text:h>
      <text:p text:style-name="Code">npm install express</text:p>
      <text:h text:style-name="Heading_20_2" text:outline-level="2"><text:bookmark-start text:name="__RefHeading___Toc178_2130208115"/>Ajout de la gestion de BDD<text:bookmark-end text:name="__RefHeading___Toc178_2130208115"/></text:h>
      <text:p text:style-name="P2">installer mongoose :</text:p>
      <text:p text:style-name="Code">npm install mongoose</text:p>
      <text:p text:style-name="P3">npm install mongoose-unique-validator</text:p>
      <text:h text:style-name="P35" text:outline-level="2">Ajouter la gestion des CORS</text:h>
      <text:p text:style-name="P10">Il s’agit de permettre au serveur d’accepter des requêtes qui viennent d’un port différent. Par défaut, c’est interdit pour des raisons de sécurité :</text:p>
      <text:p text:style-name="Code">npm install cors</text:p>
      <text:h text:style-name="P36" text:outline-level="2">Ajouter la gestion des propriétés</text:h>
      <text:p text:style-name="P11">Le paramétrage du serveur sera différent selon l’environnement (dev/test/prod). Par exemple : l’U<text:span text:style-name="T22">R</text:span>L de connexion à la base de données. De plus, il ne faut absolument pas écrire en dur dans le code des paramètres susceptibles de changement. Pour cela, on a recours à des fichiers de propriétés. Le module <text:span text:style-name="T5">config</text:span> permet de lire les propriétés depuis un fichier qui dépend de l’environnement dans lequel s’exécute le serveur.</text:p>
      <text:p text:style-name="Code"><text:soft-page-break/>npm install <text:span text:style-name="T13">config</text:span></text:p>
      <text:h text:style-name="P40" text:outline-level="2">Permettre le rechargement dynamique des pages dans le serveur Express</text:h>
      <text:p text:style-name="P48">Par défaut, il faut redémarrer le serveur Express à chaque modification de code. Il est possible de faire un rechargement dynamique grâce au package <text:span text:style-name="T3">nodemon</text:span>.</text:p>
      <text:h text:style-name="Heading_20_3" text:outline-level="3">Installer nodemon</text:h>
      <text:p text:style-name="P32">npm install <text:span text:style-name="T22">nodemon</text:span></text:p>
      <text:h text:style-name="Heading_20_3" text:outline-level="3">Configurer nodemon</text:h>
      <text:p text:style-name="P48">Ajouter la ligne suivante dans la partie scripts du fichier <text:span text:style-name="T3">package.json</text:span> :</text:p>
      <text:p text:style-name="P49">"scripts": {</text:p>
      <text:p text:style-name="P49"><text:s text:c="4"/>"test": "echo \"Error: no test specified\" &amp;&amp; exit 1",</text:p>
      <text:p text:style-name="P50"><text:s text:c="4"/>"start": "nodemon server.js"</text:p>
      <text:p text:style-name="P49"><text:s text:c="2"/>},</text:p>
      <text:p text:style-name="P48"/>
      <text:h text:style-name="P37" text:outline-level="2">Architecture de l’application</text:h>
      <text:p text:style-name="P9">Toutes les requêtes faites à l’application passeront par un point d’entrée unique. Il s’agit du fichier dont le nom a été défini dans le paramètre <text:span text:style-name="T3">entry point</text:span>, plus haut : <text:span text:style-name="T3">server.js</text:span>. <text:span text:style-name="T10">Ce point d’entrée va simplement gérer les connexions entrantes et sortantes (réception des requêtes, connexion à la BDD).</text:span></text:p>
      <text:p text:style-name="P20">Pour éviter que tout le code de l’application se retrouve dans ce point d’entrée, <text:span text:style-name="T21">l</text:span>e traitement des requêtes sera assuré par l’application qui va s’occuper du routage des requêtes. Cette application est matérialisée par le fichier <text:span text:style-name="T3">app.js</text:span> qu’il faudra créer. <text:span text:style-name="T14">Cette application va implémenter </text:span><text:span text:style-name="T6">express</text:span><text:span text:style-name="T14"> qui sert à faciliter la gestion des applications serveur.</text:span></text:p>
      <text:p text:style-name="P20">La gestion du routage se fait simplement : l’application (<text:span text:style-name="T3">app.js</text:span>) va faire correspondre un chemin (celui de l’API appelée) à un routeur. Il y aura un routeur par fonctionnalité. Par exemple, si une application gère des clients, des commandes et des factures, il y aura certainement trois chemins principaux pour les API  :</text:p>
      <text:list text:style-name="L3">
        <text:list-item>
          <text:p text:style-name="P45">myapp/customers</text:p>
        </text:list-item>
        <text:list-item>
          <text:p text:style-name="P45">myapp/orders</text:p>
        </text:list-item>
        <text:list-item>
          <text:p text:style-name="P45">myapps/bills</text:p>
        </text:list-item>
      </text:list>
      <text:p text:style-name="P20">et donc trois routeurs :</text:p>
      <text:list text:style-name="L4">
        <text:list-item>
          <text:p text:style-name="P46">customerRoutes</text:p>
        </text:list-item>
        <text:list-item>
          <text:p text:style-name="P46">orderRoutes</text:p>
        </text:list-item>
        <text:list-item>
          <text:p text:style-name="P46">billRoutes</text:p>
        </text:list-item>
      </text:list>
      <text:p text:style-name="P20">C’est au niveau d’une route que seront traités tous les sous-chemins d’un chemin principal. Par exemple, pour le chemin myapp/customers, il faudra proposer une api pour :</text:p>
      <table:table table:name="Cheminscustomers" table:style-name="Cheminscustomers" table:template-name="Box List Green">
        <table:table-column table:style-name="Cheminscustomers.A"/>
        <table:table-column table:style-name="Cheminscustomers.B"/>
        <text:soft-page-break/>
        <table:table-row>
          <table:table-cell table:style-name="Cheminscustomers.A1" office:value-type="string">
            <text:p text:style-name="P16">Action</text:p>
          </table:table-cell>
          <table:table-cell table:style-name="Cheminscustomers.B1" office:value-type="string">
            <text:p text:style-name="P16">Chemin</text:p>
          </table:table-cell>
        </table:table-row>
        <table:table-row>
          <table:table-cell table:style-name="Cheminscustomers.A2" office:value-type="string">
            <text:p text:style-name="P17">Lister</text:p>
          </table:table-cell>
          <table:table-cell table:style-name="Cheminscustomers.B2" office:value-type="string">
            <text:p text:style-name="P18">myapp/customers/list</text:p>
          </table:table-cell>
        </table:table-row>
        <table:table-row table:style-name="Cheminscustomers.3">
          <table:table-cell table:style-name="Cheminscustomers.A3" office:value-type="string">
            <text:p text:style-name="P17">Ajouter</text:p>
          </table:table-cell>
          <table:table-cell table:style-name="Cheminscustomers.B3" office:value-type="string">
            <text:p text:style-name="P18">myapp/customers/add</text:p>
          </table:table-cell>
        </table:table-row>
        <table:table-row>
          <table:table-cell table:style-name="Cheminscustomers.A2" office:value-type="string">
            <text:p text:style-name="P17">Modifier</text:p>
          </table:table-cell>
          <table:table-cell table:style-name="Cheminscustomers.B2" office:value-type="string">
            <text:p text:style-name="P18">myapp/customers/update/{id}</text:p>
          </table:table-cell>
        </table:table-row>
        <table:table-row>
          <table:table-cell table:style-name="Cheminscustomers.A3" office:value-type="string">
            <text:p text:style-name="P18">Lire</text:p>
          </table:table-cell>
          <table:table-cell table:style-name="Cheminscustomers.B3" office:value-type="string">
            <text:p text:style-name="P18">myapp/customers/{id}</text:p>
          </table:table-cell>
        </table:table-row>
        <table:table-row table:style-name="Cheminscustomers.3">
          <table:table-cell table:style-name="Cheminscustomers.A2" office:value-type="string">
            <text:p text:style-name="P18">Supprimer</text:p>
          </table:table-cell>
          <table:table-cell table:style-name="Cheminscustomers.B2" office:value-type="string">
            <text:p text:style-name="P18">myapp/customers/delete/{id}</text:p>
          </table:table-cell>
        </table:table-row>
        <table:table-row>
          <table:table-cell table:style-name="Cheminscustomers.A7" office:value-type="string">
            <text:p text:style-name="P19"/>
          </table:table-cell>
          <table:table-cell table:style-name="Cheminscustomers.B7">
            <text:p text:style-name="P19"/>
          </table:table-cell>
        </table:table-row>
      </table:table>
      <text:p text:style-name="P20"/>
      <text:p text:style-name="P21">Les requêtes seront réellement traitées (exécution de la fonction demandée) par un contrôleur. Ce contrôleur contiendra plusieurs méthodes (une par action)</text:p>
      <text:p text:style-name="P21">Le routeur (ici <text:span text:style-name="T3">customerRoutes</text:span>) va router la requête vers la méthode appropriée du contrôleur.</text:p>
      <text:h text:style-name="Heading_20_2" text:outline-level="2">Créer le <text:span text:style-name="T11">script principal </text:span><text:span text:style-name="T9">de l’application</text:span></text:h>
      <text:p text:style-name="P9">Le script <text:span text:style-name="T4">a</text:span><text:span text:style-name="T3">pp.js</text:span> <text:span text:style-name="T11">assure le fonctionnement </text:span>de l’application.</text:p>
      <text:p text:style-name="P22">Créer le fichier sans rien mettre dedans, nous allons y revenir.</text:p>
      <text:h text:style-name="P38" text:outline-level="2">Créer le fichier de configuration</text:h>
      <text:p text:style-name="P12">Créer le fichier <text:span text:style-name="T3">./config/default.json</text:span> :</text:p>
      <text:p text:style-name="Code">{</text:p>
      <text:p text:style-name="Code"><text:s text:c="4"/>"server": {</text:p>
      <text:p text:style-name="Code"><text:s text:c="6"/>"host": "localhost",</text:p>
      <text:p text:style-name="Code"><text:s text:c="6"/>"port": 8000</text:p>
      <text:p text:style-name="Code"><text:s text:c="4"/>},</text:p>
      <text:p text:style-name="Code"><text:s text:c="4"/>"db":{</text:p>
      <text:p text:style-name="Code"><text:s text:c="8"/>"url":"cluster0.wu2sk.mongodb.net",</text:p>
      <text:p text:style-name="Code"><text:s text:c="8"/>"collection": "p7_groupomania",</text:p>
      <text:p text:style-name="Code"><text:s text:c="8"/>"user": "formation",</text:p>
      <text:p text:style-name="Code"><text:s text:c="8"/>"password":"SP1G3neve"</text:p>
      <text:p text:style-name="Code"><text:s text:c="4"/>}</text:p>
      <text:p text:style-name="Code">}</text:p>
      <text:h text:style-name="Heading_20_2" text:outline-level="2">Créer le script de connexion à la base de données</text:h>
      <text:p text:style-name="P22">Plutôt que de laisser la gestion de la connexion à la base de données dans le fichier <text:span text:style-name="T3">app.js</text:span>, il est plus judicieux d’adopter une stratégie modulaire pour une meilleure lisibilité du code. On crée donc un ficher dont l’unique tâche est d’assurer la connexion à la base de données</text:p>
      <text:p text:style-name="P22">Créer un dossier <text:span text:style-name="T3">database</text:span></text:p>
      <text:p text:style-name="P22">Créer le fichier <text:span text:style-name="T3">./database/index.js</text:span> :</text:p>
      <text:p text:style-name="Code">//Ce fichier gère la connexion à la base de données Mongoose</text:p>
      <text:p text:style-name="Code">const mongoose = require('mongoose')</text:p>
      <text:p text:style-name="Code">const config = require('config');</text:p>
      <text:p text:style-name="Code"/>
      <text:p text:style-name="Code">const url = config.get('db.url');</text:p>
      <text:p text:style-name="Code">const coll = config.get('db.collection');</text:p>
      <text:p text:style-name="Code">const user = config.get('db.user');</text:p>
      <text:p text:style-name="Code">const pwd = config.get('db.password');</text:p>
      <text:p text:style-name="Code"/>
      <text:p text:style-name="Code">mongoose</text:p>
      <text:p text:style-name="Code">.connect(</text:p>
      <text:p text:style-name="Code"><text:soft-page-break/><text:s text:c="4"/>//"mongodb+srv://formation:SP1G3neve@cluster0.wu2sk.mongodb.net/p7_groupomania?retryWrites=true&amp;w=majority",</text:p>
      <text:p text:style-name="Code"><text:s text:c="4"/>`mongodb+srv://${user}:${pwd}@${url}/${coll}?retryWrites=true&amp;w=majority`,</text:p>
      <text:p text:style-name="Code"><text:s text:c="4"/>{ useNewUrlParser: true, useUnifiedTopology: true }</text:p>
      <text:p text:style-name="Code"><text:s text:c="2"/>)</text:p>
      <text:p text:style-name="Code"><text:s text:c="2"/>.then(() =&gt; console.log("Connexion à MongoDB réussie !"))</text:p>
      <text:p text:style-name="Code"><text:s text:c="2"/>.catch((error) =&gt; console.log("Connexion à MongoDB échouée !" + error));</text:p>
      <text:p text:style-name="Code"/>
      <text:p text:style-name="Code">const db = mongoose.connection</text:p>
      <text:p text:style-name="Code"/>
      <text:p text:style-name="Code">module.exports = db</text:p>
      <text:h text:style-name="Heading_20_2" text:outline-level="2">Écrire le code <text:span text:style-name="T14">de l’application Express</text:span></text:h>
      <text:p text:style-name="P23">Écrire le code suivant dans app.js :</text:p>
      <text:p text:style-name="Code">const express = require("express");</text:p>
      <text:p text:style-name="Code">const app = express();</text:p>
      <text:p text:style-name="Code">const path = require("path");</text:p>
      <text:p text:style-name="Code">const cors = require("cors");</text:p>
      <text:p text:style-name="Code"/>
      <text:p text:style-name="Code">//cette ligne permet de récupérer le corps de la requête pour les mettre</text:p>
      <text:p text:style-name="Code">//à disposition dans la variable req.body</text:p>
      <text:p text:style-name="Code">app.use(express.json());</text:p>
      <text:p text:style-name="Code">app.use(cors());</text:p>
      <text:p text:style-name="Code"/>
      <text:p text:style-name="Code">//let requests from different ports</text:p>
      <text:p text:style-name="Code">app.use((req, res, next) =&gt; {</text:p>
      <text:p text:style-name="Code"><text:s text:c="2"/>res.setHeader("Access-Control-Allow-Origin", "*");</text:p>
      <text:p text:style-name="Code"><text:s text:c="2"/>res.setHeader(</text:p>
      <text:p text:style-name="Code"><text:s text:c="4"/>"Access-Control-Allow-Headers",</text:p>
      <text:p text:style-name="Code"><text:s text:c="4"/>"Origin, X-Requested-With, Content, Accept, Content-Type, Authorization"</text:p>
      <text:p text:style-name="Code"><text:s text:c="2"/>);</text:p>
      <text:p text:style-name="Code"><text:s text:c="2"/>res.setHeader("Access-Control-Allow-Methods", "GET, POST, PUT, DELETE, PATCH, OPTIONS");</text:p>
      <text:p text:style-name="Code"><text:s text:c="2"/>next();</text:p>
      <text:p text:style-name="Code">});</text:p>
      <text:p text:style-name="Code"/>
      <text:p text:style-name="Code">//<text:span text:style-name="T14">on ajoutera ici la gestion des routeurs. Pour l’instant l’application ne fait rien</text:span></text:p>
      <text:p text:style-name="Code"/>
      <text:p text:style-name="Code">module.exports = app;</text:p>
      <text:h text:style-name="Heading_20_2" text:outline-level="2">Relier le point d’entrée à l’application Express</text:h>
      <text:p text:style-name="P24">Il est maintenant temps de saisir le code du point d’entrée (<text:span text:style-name="T3">server.js</text:span>) :</text:p>
      <text:p text:style-name="Code">const http = require("http");</text:p>
      <text:p text:style-name="Code">const db = require("./database")</text:p>
      <text:p text:style-name="Code">const app = require("./app");</text:p>
      <text:p text:style-name="Code">const config = require('config');</text:p>
      <text:p text:style-name="Code"/>
      <text:p text:style-name="Code">//connexion à la base de données</text:p>
      <text:p text:style-name="Code">db.on('error', console.error.bind(console, 'MongoDB connection error:'))</text:p>
      <text:p text:style-name="Code"/>
      <text:p text:style-name="Code">//lecture du port dans le fichier de configuration</text:p>
      <text:p text:style-name="Code">const port = config.get('server.port');</text:p>
      <text:p text:style-name="Code">//indiquer à l'application quel port écouter</text:p>
      <text:p text:style-name="Code">app.set("port", port);</text:p>
      <text:p text:style-name="Code"/>
      <text:p text:style-name="Code">//créer et démarrer le serveur</text:p>
      <text:p text:style-name="Code">const server = http.createServer(app);</text:p>
      <text:p text:style-name="Code">server.listen(port);</text:p>
      <text:h text:style-name="Heading_20_2" text:outline-level="2"><text:soft-page-break/>Créer le modèle de données</text:h>
      <text:p text:style-name="P25">Créer un dossier <text:span text:style-name="T3">models</text:span> et créer un fichier (javascript) pour chaque objet métier. Dès lors qu’il faut être authentifié , on aura besoin d’un objet « User ». Voici un exemple de code pour ce modèle :</text:p>
      <text:p text:style-name="Code">const mongoose = require("mongoose");</text:p>
      <text:p text:style-name="Code">const uniqueValidator = require("mongoose-unique-validator");</text:p>
      <text:p text:style-name="Code"/>
      <text:p text:style-name="Code">const userSchema = mongoose.Schema({</text:p>
      <text:p text:style-name="Code"><text:s text:c="2"/>username: { type: String, required: true, unique: true },</text:p>
      <text:p text:style-name="Code"><text:s text:c="2"/>password: { type: String, required: true },</text:p>
      <text:p text:style-name="Code"><text:s text:c="2"/>usertype: { type: String, required: true },</text:p>
      <text:p text:style-name="Code">});</text:p>
      <text:p text:style-name="Code"/>
      <text:p text:style-name="Code">userSchema.plugin(uniqueValidator);</text:p>
      <text:p text:style-name="Code">module.exports = mongoose.model("User", userSchema);</text:p>
      <text:p text:style-name="P25"/>
      <text:h text:style-name="Heading_20_2" text:outline-level="2">Créer les contrôleurs</text:h>
      <text:p text:style-name="P26">Les contrôleurs servent à manipuler les objets (typiquement les opérations CRUD).</text:p>
      <text:p text:style-name="P26">Créer un dossier <text:span text:style-name="T3">controllers</text:span> et y ajouter un contrôleur par route possible.</text:p>
      <text:p text:style-name="P26">Dans le cas de la validation de l’utilisateur, ce contrôleur aura essentiellement deux méthodes : une pour s’authentifier, une autre pour créer un nouveau compte. Il peut y en avoir une troisième pour supprimer le compte.</text:p>
      <text:p text:style-name="P26">Pour les contrôleurs métier, c’est là que se situera le code métier (création de nouveaux objets, changement de statut, etc). Dans l’exemple suivant, il s’agit de lire tous les posts dans une BDD mongoose (un modèle Post a été défini dans Post.js) :</text:p>
      <text:p text:style-name="Code">/**</text:p>
      <text:p text:style-name="Code"><text:s/>* Read a single post</text:p>
      <text:p text:style-name="Code"><text:s/>*/</text:p>
      <text:p text:style-name="Code">exports.readOne = (req, res, next) =&gt; {</text:p>
      <text:p text:style-name="Code"><text:s text:c="2"/>Post.findById(req.params.id)</text:p>
      <text:p text:style-name="Code"><text:s text:c="4"/>// if OK an array is sent with data</text:p>
      <text:p text:style-name="Code"><text:s text:c="4"/>.then((post) =&gt; {</text:p>
      <text:p text:style-name="Code"><text:s text:c="6"/>res.status(200).json(post);</text:p>
      <text:p text:style-name="Code"><text:s text:c="4"/>})</text:p>
      <text:p text:style-name="Code"><text:s text:c="4"/>// else send error message</text:p>
      <text:p text:style-name="Code"><text:s text:c="4"/>.catch((error) =&gt;</text:p>
      <text:p text:style-name="Code"><text:s text:c="6"/>res.status(404).json({</text:p>
      <text:p text:style-name="Code"><text:s text:c="8"/>error,</text:p>
      <text:p text:style-name="Code"><text:s text:c="6"/>})</text:p>
      <text:p text:style-name="Code"><text:s text:c="4"/>);</text:p>
      <text:p text:style-name="Code">};</text:p>
      <text:p text:style-name="P26"/>
      <text:h text:style-name="Heading_20_2" text:outline-level="2">Créer les routeurs</text:h>
      <text:p text:style-name="P27">Comme expliqué plus haut, les routeurs servent à orienter les requêtes vers une méthode d’un contrôleur. Dans cet exemple, regardons le routeur dédié aux posts :</text:p>
      <text:p text:style-name="Code">/* handle posts routing */</text:p>
      <text:p text:style-name="Code">const express = require("express");</text:p>
      <text:p text:style-name="Code">const router = express.Router();</text:p>
      <text:p text:style-name="Code"><text:soft-page-break/>const postCtrl = require("../controllers/post");</text:p>
      <text:p text:style-name="Code">const auth = require("../middleware/auth");</text:p>
      <text:p text:style-name="Code">const multer = require("../middleware/multer-config");</text:p>
      <text:p text:style-name="Code"/>
      <text:p text:style-name="Code">//for all routes : auth is used to check token</text:p>
      <text:p text:style-name="Code">//get all posts</text:p>
      <text:p text:style-name="Code">router.get("/", auth, postCtrl.readAll);</text:p>
      <text:p text:style-name="Code">//get a post from given id</text:p>
      <text:p text:style-name="Code">router.get("/:id", auth, postCtrl.readOne);</text:p>
      <text:p text:style-name="Code">//create a post</text:p>
      <text:p text:style-name="Code">router.post("/", auth, multer, postCtrl.create);</text:p>
      <text:p text:style-name="Code">//update an existing post</text:p>
      <text:p text:style-name="Code">router.put("/:id", auth, postCtrl.update);</text:p>
      <text:p text:style-name="Code">//like a post</text:p>
      <text:p text:style-name="Code">router.post("/like/:id", auth, postCtrl.like);</text:p>
      <text:p text:style-name="Code">//delete a post</text:p>
      <text:p text:style-name="Code">router.delete("/:id", auth, postCtrl.delete);</text:p>
      <text:p text:style-name="Code"/>
      <text:p text:style-name="Code">module.exports = router;</text:p>
      <text:p text:style-name="Code"/>
      <text:p text:style-name="P27">La ligne mise en gras montre comment le chemin /:id sera dirigé vers le code <text:span text:style-name="T3">readOne</text:span> exposé plus haut. Le signe « : » indique qu’il s’agit d’un paramètre qui sera renseigné lors de l’appel de l’API.</text:p>
      <text:p text:style-name="P27">Passons pour l’instant sur les variables <text:span text:style-name="T3">auth</text:span> et <text:span text:style-name="T3">multer</text:span>, nous y reviendrons.</text:p>
      <text:h text:style-name="Heading_20_2" text:outline-level="2">Ajouter les routeurs à l’application</text:h>
      <text:p text:style-name="P27">Il faut maintenant que l’application puisse se servir de ces routeurs. Cela se passe dans le fichier <text:span text:style-name="T3">app.js</text:span> qui gère l’application <text:span text:style-name="T3">express</text:span> :</text:p>
      <text:p text:style-name="P33">const express = require("express");</text:p>
      <text:p text:style-name="P33">const app = express();</text:p>
      <text:p text:style-name="P4">const userRoutes = require("./routes/user");</text:p>
      <text:p text:style-name="P34">const postRoutes = require("./routes/post");</text:p>
      <text:p text:style-name="Code">const path = require("path");</text:p>
      <text:p text:style-name="Code">const cors = require("cors");</text:p>
      <text:p text:style-name="Code"/>
      <text:p text:style-name="Code">//cette ligne permet de récupérer le corps de la requête pour les mettre</text:p>
      <text:p text:style-name="Code">//à disposition dans la variable req.body</text:p>
      <text:p text:style-name="Code">app.use(express.json());</text:p>
      <text:p text:style-name="Code">app.use(cors());</text:p>
      <text:p text:style-name="Code"/>
      <text:p text:style-name="Code">//let requests from different ports</text:p>
      <text:p text:style-name="Code">app.use((req, res, next) =&gt; {</text:p>
      <text:p text:style-name="Code"><text:s text:c="2"/>res.setHeader("Access-Control-Allow-Origin", "*");</text:p>
      <text:p text:style-name="Code"><text:s text:c="2"/>res.setHeader(</text:p>
      <text:p text:style-name="Code"><text:s text:c="4"/>"Access-Control-Allow-Headers",</text:p>
      <text:p text:style-name="Code"><text:s text:c="4"/>"Origin, X-Requested-With, Content, Accept, Content-Type, Authorization"</text:p>
      <text:p text:style-name="Code"><text:s text:c="2"/>);</text:p>
      <text:p text:style-name="Code"><text:s text:c="2"/>res.setHeader("Access-Control-Allow-Methods", "GET, POST, PUT, DELETE, PATCH, OPTIONS");</text:p>
      <text:p text:style-name="Code"><text:s text:c="2"/>next();</text:p>
      <text:p text:style-name="Code">});</text:p>
      <text:p text:style-name="Code"/>
      <text:p text:style-name="Code">app.use("/images", express.static(path.join(__dirname, "images")));</text:p>
      <text:p text:style-name="P4">//use users router</text:p>
      <text:p text:style-name="P4">app.use("/api/auth", userRoutes);</text:p>
      <text:p text:style-name="P4">//use poste router</text:p>
      <text:p text:style-name="P4">app.use("/api/posts", postRoutes);</text:p>
      <text:p text:style-name="Code"/>
      <text:p text:style-name="Code">module.exports = app;</text:p>
      <text:h text:style-name="Heading_20_2" text:outline-level="2"><text:soft-page-break/>Ajouter l’authentification</text:h>
      <text:p text:style-name="P28">Un contrôleur user devra être créé pour authentifier un utilisateur et donner un jeton de connexion qui pourra être utilisé pour toutes les API nécessitant une authentification.</text:p>
      <text:p text:style-name="Code">const bcrypt = require("bcrypt");</text:p>
      <text:p text:style-name="Code">const User = require("../models/User");</text:p>
      <text:p text:style-name="Code">const jwt = require("jsonwebtoken");</text:p>
      <text:p text:style-name="Code"/>
      <text:p text:style-name="Code">exports.login = (req, res, next) =&gt; {</text:p>
      <text:p text:style-name="Code"><text:s text:c="2"/>User.findOne({ username: req.body.username })</text:p>
      <text:p text:style-name="Code"><text:s text:c="4"/>.then((user) =&gt; {</text:p>
      <text:p text:style-name="Code"><text:s text:c="6"/>if (!user) {</text:p>
      <text:p text:style-name="Code"><text:s text:c="8"/>return res.status(401).json({ error: "Utilisateur non trouvé !" });</text:p>
      <text:p text:style-name="Code"><text:s text:c="6"/>}</text:p>
      <text:p text:style-name="Code"><text:s text:c="6"/>bcrypt</text:p>
      <text:p text:style-name="Code"><text:s text:c="8"/>.compare(req.body.password, user.password)</text:p>
      <text:p text:style-name="Code"><text:s text:c="8"/>.then((valid) =&gt; {</text:p>
      <text:p text:style-name="Code"><text:s text:c="10"/>if (!valid) {</text:p>
      <text:p text:style-name="Code"><text:s text:c="12"/>return res.status(401).json({ error: "Mot de passe incorrect !" });</text:p>
      <text:p text:style-name="Code"><text:s text:c="10"/>}</text:p>
      <text:p text:style-name="Code"><text:s text:c="10"/>res.status(200).json({</text:p>
      <text:p text:style-name="Code"><text:s text:c="12"/>userId: user._id,</text:p>
      <text:p text:style-name="Code"><text:s text:c="12"/>usertype: user.usertype,</text:p>
      <text:p text:style-name="Code"><text:s text:c="12"/>token: jwt.sign({ userId: user._id }, "RANDOM_TOKEN_SECRET", {</text:p>
      <text:p text:style-name="Code"><text:s text:c="14"/>expiresIn: "24h",</text:p>
      <text:p text:style-name="Code"><text:s text:c="12"/>}),</text:p>
      <text:p text:style-name="Code"><text:s text:c="10"/>});</text:p>
      <text:p text:style-name="Code"><text:s text:c="8"/>})</text:p>
      <text:p text:style-name="Code"><text:s text:c="8"/>.catch((error) =&gt; res.status(500).json({ error }));</text:p>
      <text:p text:style-name="Code"><text:s text:c="4"/>})</text:p>
      <text:p text:style-name="Code"><text:s text:c="4"/>.catch((error) =&gt; res.status(500).json({ error }));</text:p>
      <text:p text:style-name="Code">};</text:p>
      <text:p text:style-name="P28"/>
      <text:p text:style-name="P28">Ce code nécessite deux modules qu’il faut auparavant installer :</text:p>
      <text:p text:style-name="Code">npm install bc<text:span text:style-name="T15">r</text:span>ypt</text:p>
      <text:p text:style-name="Code">npm install jsonwebtoken</text:p>
      <text:p text:style-name="Text_20_body"/>
      <text:p text:style-name="P29">Il faut maintenant que ce jeton soit contrôlé par l’application, si nécessaire. C’est là qu’intervient la variable auth que nous avons laissée de côté dans le chapitre <text:span text:style-name="T2">Créer les routeurs</text:span>.</text:p>
      <text:p text:style-name="P29">Nous allons créer une fonction dont l’objectif est de vérifier que le jeton fourni par l’utilisateur est valide. Comme cette fonction va s’intercaler dans nombre de requêtes, on dira qu’il s’agit d’un <text:span text:style-name="T7">middleware</text:span>.</text:p>
      <text:p text:style-name="P29">On crée donc un nouveau dossier <text:span text:style-name="T3">middleware </text:span><text:span text:style-name="T12">et on y ajoute le fichier </text:span><text:span text:style-name="T3">auth.js</text:span><text:span text:style-name="T12"> :</text:span></text:p>
      <text:p text:style-name="Code">const jwt = require("jsonwebtoken");</text:p>
      <text:p text:style-name="Code"/>
      <text:p text:style-name="Code">module.exports = (req, res, next) =&gt; {</text:p>
      <text:p text:style-name="Code"><text:s text:c="2"/>try {</text:p>
      <text:p text:style-name="Code"><text:s text:c="4"/>//req.headers.authorization is composed by two words separated by a comma</text:p>
      <text:p text:style-name="Code"><text:s text:c="4"/>//the token is the second words, so split and get second element</text:p>
      <text:p text:style-name="Code"><text:s text:c="4"/>const token = req.headers.authorization.split(" ")[1];</text:p>
      <text:p text:style-name="Code"><text:s text:c="4"/>const decodedToken = jwt.verify(token, "RANDOM_TOKEN_SECRET");</text:p>
      <text:p text:style-name="Code"><text:s text:c="4"/>//get userId from token</text:p>
      <text:p text:style-name="Code"><text:s text:c="4"/>const userId = decodedToken.userId;</text:p>
      <text:p text:style-name="Code"><text:soft-page-break/><text:s text:c="4"/>//put it inside req to let it be accessible by routers and controllers</text:p>
      <text:p text:style-name="Code"><text:s text:c="4"/>req.auth = {</text:p>
      <text:p text:style-name="Code"><text:s text:c="6"/>userId: userId,</text:p>
      <text:p text:style-name="Code"><text:s text:c="4"/>};</text:p>
      <text:p text:style-name="Code"><text:s text:c="4"/>next();</text:p>
      <text:p text:style-name="Code"><text:s text:c="2"/>} catch (error) {</text:p>
      <text:p text:style-name="Code"><text:s text:c="4"/>console.log("erreur !");</text:p>
      <text:p text:style-name="Code"><text:s text:c="4"/>console.log(error);</text:p>
      <text:p text:style-name="Code"><text:s text:c="4"/>res.status(401).json({ error });</text:p>
      <text:p text:style-name="Code"><text:s text:c="2"/>}</text:p>
      <text:p text:style-name="Code">};</text:p>
      <text:p text:style-name="Text_20_body"/>
      <text:p text:style-name="P29">Reprenons maintenant le code permettant de créer les routeurs :</text:p>
      <text:p text:style-name="Code">/* handle posts routing */</text:p>
      <text:p text:style-name="Code">const express = require("express");</text:p>
      <text:p text:style-name="Code">const router = express.Router();</text:p>
      <text:p text:style-name="Code">const postCtrl = require("../controllers/post");</text:p>
      <text:p text:style-name="P4">const auth = require("../middleware/auth"); //<text:span text:style-name="T16">Cette ligne importe l’authentification du token</text:span></text:p>
      <text:p text:style-name="Code">const multer = require("../middleware/multer-config");</text:p>
      <text:p text:style-name="Code"/>
      <text:p text:style-name="Code">//for all routes : auth is used to check token</text:p>
      <text:p text:style-name="Code">//get all posts</text:p>
      <text:p text:style-name="Code">router.get("/", <text:span text:style-name="T17">auth</text:span>, postCtrl.readAll); <text:span text:style-name="T17">//</text:span><text:span text:style-name="T18">il suffit d’intercaler le middleware d’authentification avant l’exécution du contrôleur</text:span></text:p>
      <text:p text:style-name="Code">//get a post from given id</text:p>
      <text:p text:style-name="P5">router.get("/:id", <text:span text:style-name="T17">auth</text:span>, postCtrl.readOne);</text:p>
      <text:p text:style-name="Code">//create a post</text:p>
      <text:p text:style-name="P5">router.post("/", <text:span text:style-name="T17">auth</text:span>, multer, postCtrl.create);</text:p>
      <text:p text:style-name="Code">//update an existing post</text:p>
      <text:p text:style-name="P5">router.put("/:id", <text:span text:style-name="T17">auth</text:span>, postCtrl.update);</text:p>
      <text:p text:style-name="Code">//like a post</text:p>
      <text:p text:style-name="P5">router.post("/like/:id", <text:span text:style-name="T17">auth</text:span>, postCtrl.like);</text:p>
      <text:p text:style-name="Code">//delete a post</text:p>
      <text:p text:style-name="P5">router.delete("/:id", <text:span text:style-name="T17">auth</text:span>, postCtrl.delete);</text:p>
      <text:p text:style-name="Code"/>
      <text:p text:style-name="Code">module.exports = router;</text:p>
      <text:h text:style-name="P39" text:outline-level="2">Erreurs fréquemment rencontrées</text:h>
      <table:table table:name="Tableau1" table:style-name="Tableau1">
        <table:table-column table:style-name="Tableau1.A"/>
        <table:table-column table:style-name="Tableau1.B"/>
        <table:table-row>
          <table:table-cell table:style-name="Tableau1.A1" office:value-type="string">
            <text:p text:style-name="P43">Erreur</text:p>
          </table:table-cell>
          <table:table-cell table:style-name="Tableau1.B1" office:value-type="string">
            <text:p text:style-name="P43">Cause et solution</text:p>
          </table:table-cell>
        </table:table-row>
        <table:table-row>
          <table:table-cell table:style-name="Tableau1.A2" office:value-type="string">
            <text:p text:style-name="P44">req.body est vide</text:p>
          </table:table-cell>
          <table:table-cell table:style-name="Tableau1.B2" office:value-type="string">
            <text:p text:style-name="P43">S’assurer de la présence de la ligne suivante dans app.js :</text:p>
            <text:p text:style-name="Code">app.use(express.json());</text:p>
            <text:p text:style-name="P43">Si le contrôleur doit recevoir un fichier, il faut que le routeur passe par le <text:span text:style-name="T3">middleware</text:span> multer :</text:p>
            <text:p text:style-name="P43">router.post("/", auth, <text:span text:style-name="T17">multer</text:span>, bookCtrl.create);</text:p>
          </table:table-cell>
        </table:table-row>
      </table:table>
      <text:p text:style-name="P47"/>
      <text:h text:style-name="Heading_20_1" text:outline-level="1"><text:bookmark-start text:name="__RefHeading___Toc180_2130208115"/>Frontend<text:bookmark-end text:name="__RefHeading___Toc180_2130208115"/></text:h>
      <text:h text:style-name="Heading_20_2" text:outline-level="2">Initialiser l’application <text:span text:style-name="T19">react</text:span></text:h>
      <text:p text:style-name="P31">Pour initialiser l’application react, il suffit de taper cette commande :</text:p>
      <text:p text:style-name="Code">npx create-react-app <text:span text:style-name="T20">nom_application</text:span></text:p>
      <text:p text:style-name="P13"/>
      <text:p text:style-name="P30"><text:soft-page-break/>Cette opération est assez longu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Table des matières</text:p>
          </text:index-title>
          <text:p text:style-name="P6"><text:a xlink:type="simple" xlink:href="#__RefHeading___Toc172_2130208115" text:style-name="Index_20_Link" text:visited-style-name="Index_20_Link">Backend<text:tab/>1</text:a></text:p>
          <text:p text:style-name="P7"><text:a xlink:type="simple" xlink:href="#__RefHeading___Toc174_2130208115" text:style-name="Index_20_Link" text:visited-style-name="Index_20_Link">Initialiser le projet backend<text:tab/>1</text:a></text:p>
          <text:p text:style-name="P7"><text:a xlink:type="simple" xlink:href="#__RefHeading___Toc176_2130208115" text:style-name="Index_20_Link" text:visited-style-name="Index_20_Link">Ajouter le package Express dans le backend<text:tab/>1</text:a></text:p>
          <text:p text:style-name="P6"><text:a xlink:type="simple" xlink:href="#__RefHeading___Toc178_2130208115" text:style-name="Index_20_Link" text:visited-style-name="Index_20_Link">Ajout de la gestion de BDD<text:tab/>1</text:a></text:p>
          <text:p text:style-name="P6"><text:a xlink:type="simple" xlink:href="#__RefHeading___Toc180_2130208115" text:style-name="Index_20_Link" text:visited-style-name="Index_20_Link">Frontend<text:tab/>1</text:a></text:p>
        </text:index-body>
      </text:table-of-content>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Standard" style:master-page-name="">
      <loext:graphic-properties draw:fill="solid" draw:fill-color="#cccccc"/>
      <style:paragraph-properties fo:margin-top="0cm" fo:margin-bottom="0cm" style:contextual-spacing="false" style:page-number="auto" fo:background-color="#cccccc" fo:padding="0.049cm" fo:border="0.06pt solid #666666"/>
      <style:text-properties fo:font-size="10pt" fo:font-style="italic" fo:font-weight="normal" officeooo:rsid="000c2d44" style:font-style-asian="italic" style:font-weight-asian="normal" style:font-style-complex="italic"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Box_20_List_20_Green.1" style:display-name="Box List Green.1"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2" style:display-name="Box List Green.2"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3" style:display-name="Box List Green.3" style:family="table-cell" style:data-style-name="N10100">
      <style:table-cell-properties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4" style:display-name="Box List Green.4" style:family="table-cell" style:data-style-name="N10000">
      <style:table-cell-properties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5" style:display-name="Box List Green.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6" style:display-name="Box List Green.6" style:family="table-cell" style:data-style-name="N10100">
      <style:table-cell-properties fo:background-color="#dddddd" fo:border-lef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7" style:display-name="Box List Green.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8" style:display-name="Box List Green.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9" style:display-name="Box List Green.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0" style:display-name="Box List Green.10" style:family="table-cell" style:data-style-name="N10000">
      <style:table-cell-properties fo:background-color="#dddddd" fo:border-right="0.74pt solid #009353"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Green.11" style:display-name="Box List Green.11" style:family="table-cell" style:data-style-name="N10100">
      <style:table-cell-properties fo:background-color="#009353" fo:border-lef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2" style:display-name="Box List Green.12" style:family="table-cell" style:data-style-name="N10100">
      <style:table-cell-properties fo:background-color="#009353" fo:border-right="0.74pt solid #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3" style:display-name="Box List Green.13" style:family="table-cell" style:data-style-name="N10100">
      <style:table-cell-properties fo:background-color="#bee3d3" fo:border-lef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4" style:display-name="Box List Green.14" style:family="table-cell" style:data-style-name="N10000">
      <style:table-cell-properties fo:background-color="#bee3d3" fo:border-right="0.74pt solid #00935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5" style:display-name="Box List Green.15" style:family="table-cell" style:data-style-name="N10100">
      <style:table-cell-properties fo:background-color="#009353" fo:border-top="0.74pt solid #009353"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Green.16" style:display-name="Box List Green.16" style:family="table-cell" style:data-style-name="N10000">
      <style:table-cell-properties fo:background-color="#bee3d3" fo:border-bottom="0.74pt solid #009353"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3-13T09:04:59.523000000</meta:creation-date>
    <dc:date>2022-12-21T09:28:36.013000000</dc:date>
    <meta:editing-duration>P1DT11M14S</meta:editing-duration>
    <meta:editing-cycles>19</meta:editing-cycles>
    <meta:generator>LibreOffice/7.4.3.2$Windows_X86_64 LibreOffice_project/1048a8393ae2eeec98dff31b5c133c5f1d08b890</meta:generator>
    <meta:document-statistic meta:table-count="2" meta:image-count="0" meta:object-count="0" meta:page-count="10" meta:paragraph-count="317" meta:word-count="1922" meta:character-count="14091" meta:non-whitespace-character-count="12082"/>
  </office:meta>
</office:document-meta>
</file>